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Text_20_body">
      <style:text-properties officeooo:paragraph-rsid="00469eb1"/>
    </style:style>
    <style:style style:name="P90"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2" style:family="paragraph" style:parent-style-name="Heading_20_2" style:list-style-name="">
      <style:text-properties officeooo:rsid="00469eb1" officeooo:paragraph-rsid="00469eb1"/>
    </style:style>
    <style:style style:name="P93" style:family="paragraph" style:parent-style-name="Heading_20_2">
      <style:paragraph-properties fo:break-before="page"/>
      <style:text-properties officeooo:rsid="00469eb1" officeooo:paragraph-rsid="00469eb1"/>
    </style:style>
    <style:style style:name="P94" style:family="paragraph" style:parent-style-name="Text_20_body">
      <style:text-properties officeooo:rsid="00483870" officeooo:paragraph-rsid="00483870"/>
    </style:style>
    <style:style style:name="P95" style:family="paragraph" style:parent-style-name="Text_20_body">
      <style:text-properties officeooo:rsid="00497818" officeooo:paragraph-rsid="00497818"/>
    </style:style>
    <style:style style:name="P96" style:family="paragraph" style:parent-style-name="Heading_20_2">
      <style:paragraph-properties fo:break-before="page"/>
      <style:text-properties officeooo:rsid="00497818" officeooo:paragraph-rsid="00497818"/>
    </style:style>
    <style:style style:name="P97" style:family="paragraph" style:parent-style-name="Text_20_body">
      <style:text-properties officeooo:rsid="004b4e60" officeooo:paragraph-rsid="004b4e60"/>
    </style:style>
    <style:style style:name="P98" style:family="paragraph" style:parent-style-name="Heading_20_2" style:list-style-name="">
      <style:text-properties officeooo:rsid="004e389e" officeooo:paragraph-rsid="004e389e"/>
    </style:style>
    <style:style style:name="P99" style:family="paragraph" style:parent-style-name="Heading_20_2">
      <style:paragraph-properties fo:break-before="page"/>
      <style:text-properties officeooo:rsid="004e389e" officeooo:paragraph-rsid="004e389e"/>
    </style:style>
    <style:style style:name="P100" style:family="paragraph" style:parent-style-name="Text_20_body">
      <style:text-properties officeooo:rsid="004e389e" officeooo:paragraph-rsid="004e389e"/>
    </style:style>
    <style:style style:name="P101" style:family="paragraph" style:parent-style-name="Text_20_body">
      <style:text-properties officeooo:rsid="005303dd" officeooo:paragraph-rsid="005303dd"/>
    </style:style>
    <style:style style:name="P102" style:family="paragraph" style:parent-style-name="Text_20_body">
      <style:text-properties officeooo:rsid="0053416f" officeooo:paragraph-rsid="0053416f"/>
    </style:style>
    <style:style style:name="P103" style:family="paragraph" style:parent-style-name="Text_20_body">
      <style:text-properties officeooo:rsid="0053c76e" officeooo:paragraph-rsid="0053c76e"/>
    </style:style>
    <style:style style:name="P104" style:family="paragraph" style:parent-style-name="Heading_20_2" style:list-style-name="">
      <style:text-properties officeooo:rsid="0054b986" officeooo:paragraph-rsid="0054b986"/>
    </style:style>
    <style:style style:name="P105" style:family="paragraph" style:parent-style-name="Heading_20_2">
      <style:paragraph-properties fo:break-before="page"/>
      <style:text-properties officeooo:rsid="0054b986" officeooo:paragraph-rsid="0054b986"/>
    </style:style>
    <style:style style:name="P106" style:family="paragraph" style:parent-style-name="Text_20_body">
      <style:text-properties officeooo:rsid="0054b986" officeooo:paragraph-rsid="0054b986"/>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69eb1"/>
    </style:style>
    <style:style style:name="T30" style:family="text">
      <style:text-properties officeooo:rsid="00483870"/>
    </style:style>
    <style:style style:name="T31" style:family="text">
      <style:text-properties officeooo:rsid="00477b73"/>
    </style:style>
    <style:style style:name="T32" style:family="text">
      <style:text-properties officeooo:rsid="0048bfd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9"><text:span text:style-name="T29">Make trimable in ItemTagProvider:</text:span></text:p>
      <table:table table:name="Table56" table:style-name="Table56">
        <table:table-column table:style-name="Table56.A"/>
        <table:table-row>
          <table:table-cell table:style-name="Table56.A1" office:value-type="string">
            <text:p text:style-name="P90"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1"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2" text:outline-level="2"/>
      <text:h text:style-name="P93" text:outline-level="2"><text:bookmark-start text:name="__RefHeading___Toc9096_894467295"/>18: Full Armor Effect <text:span text:style-name="T30">(Armor Bonus)</text:span><text:bookmark-end text:name="__RefHeading___Toc9096_894467295"/></text:h>
      <text:p text:style-name="P87">Video: <text:a xlink:type="simple" xlink:href="https://www.youtube.com/watch?v=EYwyKCfl2ag" text:style-name="Internet_20_link" text:visited-style-name="Visited_20_Internet_20_Link"><text:span text:style-name="T31">Click Here</text:span></text:a> </text:p>
      <text:p text:style-name="P94">Added <text:span text:style-name="T32">status e</text:span>ffect<text:span text:style-name="T32">(s)</text:span> for wearing the whole set</text:p>
      <text:p text:style-name="P94"/>
      <text:p text:style-name="P95">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5"/>
      <text:p text:style-name="P95">To make it useable, ensure atLeast one of the armor pieces in the armor set is registered as type ModArmorItem.</text:p>
      <text:p text:style-name="P95"/>
      <text:h text:style-name="P96" text:outline-level="2"><text:bookmark-start text:name="__RefHeading___Toc9098_894467295"/>19: Custom Horse Armor<text:bookmark-end text:name="__RefHeading___Toc9098_894467295"/></text:h>
      <text:p text:style-name="P95">Video: <text:a xlink:type="simple" xlink:href="https://www.youtube.com/watch?v=I1ju3axZlAI" text:style-name="Internet_20_link" text:visited-style-name="Visited_20_Internet_20_Link">Click Here</text:a> </text:p>
      <text:p text:style-name="P97">register item as normal and model as generated. <text:line-break/>Only new thing is the add new directory and place the horse armor under:</text:p>
      <text:p text:style-name="P97">textures.entity.horse.armor.&lt;file&gt;.png</text:p>
      <text:p text:style-name="P97"/>
      <text:h text:style-name="P98" text:outline-level="2"/>
      <text:h text:style-name="P99" text:outline-level="2"><text:bookmark-start text:name="__RefHeading___Toc9100_894467295"/>20: Custom Armor Trims and Trim Materials<text:bookmark-end text:name="__RefHeading___Toc9100_894467295"/></text:h>
      <text:p text:style-name="P100">Video: <text:a xlink:type="simple" xlink:href="https://www.youtube.com/watch?v=R4amfUroE90" text:style-name="Internet_20_link" text:visited-style-name="Visited_20_Internet_20_Link">Click Here</text:a> </text:p>
      <text:p text:style-name="P101">Create the Custom Smithing Template</text:p>
      <text:p text:style-name="P101">- Register in ModItem.Java, ModModels, lang, etc</text:p>
      <text:p text:style-name="P101">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1"/>
      <text:p text:style-name="P101">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1"/>
      <text:p text:style-name="P101"><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1">textures.trims.color_palettes and textures.trims.models.armor</text:p>
      <text:p text:style-name="P101">the palette and image models go in there corresponding directories.</text:p>
      <text:p text:style-name="P101"/>
      <text:p text:style-name="P102">Add resources.assets.minecraft.atlases.armor_trims.json</text:p>
      <text:p text:style-name="P102">This allows for all the permutations to be available and can be copied from the git repo.</text:p>
      <text:p text:style-name="P102"/>
      <text:p text:style-name="P102">Create a new Data Generation class to generator the registry files:</text:p>
      <text:p text:style-name="P102">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3"><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3"/>
      <text:p text:style-name="P103">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3"/>
      <text:h text:style-name="P104" text:outline-level="2"/>
      <text:h text:style-name="P105" text:outline-level="2">21: Item Predecance</text:h>
      <text:p text:style-name="P106">Vide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6T17:44:47.678129000</dc:date>
    <meta:editing-duration>P1DT6H19M50S</meta:editing-duration>
    <meta:editing-cycles>37</meta:editing-cycles>
    <meta:document-statistic meta:table-count="62" meta:image-count="4" meta:object-count="0" meta:page-count="42" meta:paragraph-count="300" meta:word-count="4485" meta:character-count="53187" meta:non-whitespace-character-count="43888"/>
  </office:meta>
</office:document-meta>
</file>